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 This script enables you to retrieve survey information</text:p>
      <text:p text:style-name="Normal"># from Castor through R and display it as a tidy rectangular data frame</text:p>
      <text:p text:style-name="Normal"/>
      <text:p text:style-name="Normal"># Please enter relavent information here before running this script</text:p>
      <text:p text:style-name="Normal">study_id &lt;- ""<text:s/></text:p>
      <text:p text:style-name="Normal">your_key &lt;- ""</text:p>
      <text:p text:style-name="Normal">your_secret &lt;- ""</text:p>
      <text:p text:style-name="Normal"/>
      <text:p text:style-name="Normal"/>
      <text:p text:style-name="Normal"># Packages #</text:p>
      <text:p text:style-name="Normal">library('httr')</text:p>
      <text:p text:style-name="Normal">library('stringr')</text:p>
      <text:p text:style-name="Normal">library('glue')<text:s/></text:p>
      <text:p text:style-name="Normal">library('jsonlite')<text:s/></text:p>
      <text:p text:style-name="Normal">library('tidyverse')</text:p>
      <text:p text:style-name="Normal">library('janitor')</text:p>
      <text:p text:style-name="Normal">library('castoRedc')</text:p>
      <text:p text:style-name="Normal">library('lubridate')</text:p>
      <text:p text:style-name="Normal"/>
      <text:p text:style-name="Normal"># Login</text:p>
      <text:p text:style-name="Normal">castoRedc::CastorData</text:p>
      <text:p text:style-name="Normal">url &lt;- <text:s/>"https://data.castoredc.com/"</text:p>
      <text:p text:style-name="Normal">castor_api &lt;- CastorData$new(key = your_key, secret = your_secret,base_url = url)</text:p>
      <text:p text:style-name="Normal"/>
      <text:p text:style-name="Normal"># Inofrmation needed for api commands</text:p>
      <text:p text:style-name="Normal">app &lt;- oauth_app(</text:p>
      <text:p text:style-name="Normal"><text:s text:c="2"/>"example-test",</text:p>
      <text:p text:style-name="Normal"><text:s text:c="2"/>key = "2CB18ACF-C2E7-4FA2-ADA1-8C0655F2DDF3",</text:p>
      <text:p text:style-name="Normal"><text:s text:c="2"/>secret = "da4e4c2e39b1c6ae82b1c8428247d43d"</text:p>
      <text:p text:style-name="Normal">)</text:p>
      <text:p text:style-name="Normal"/>
      <text:p text:style-name="Normal"/>
      <text:p text:style-name="Normal">api &lt;- oauth_endpoint(</text:p>
      <text:p text:style-name="Normal"><text:s text:c="2"/>request = NULL,</text:p>
      <text:p text:style-name="Normal"><text:s text:c="2"/>authorize = "oauth/authorize",</text:p>
      <text:p text:style-name="Normal"><text:s text:c="2"/>access = "oauth/token",</text:p>
      <text:p text:style-name="Normal"><text:s text:c="2"/>base_url = url</text:p>
      <text:p text:style-name="Normal">)</text:p>
      <text:p text:style-name="Normal">token &lt;- oauth2.0_token(</text:p>
      <text:p text:style-name="Normal"><text:s text:c="2"/>app = app,</text:p>
      <text:p text:style-name="Normal"><text:s text:c="2"/>endpoint = api,</text:p>
      <text:p text:style-name="Normal"><text:s text:c="2"/>client_credentials = TRUE,</text:p>
      <text:p text:style-name="Normal"><text:s text:c="2"/>cache = FALSE</text:p>
      <text:p text:style-name="Normal">) <text:s/></text:p>
      <text:p text:style-name="Normal"/>
      <text:p text:style-name="Normal"># field retrieves a dataframe with every variable possible in a survey and</text:p>
      <text:p text:style-name="Normal"># fieldv2 takes that dataframe and deltes irelavent inofrmation</text:p>
      <text:p text:style-name="Normal">field &lt;- castor_api$getFieldInfo(study_id)</text:p>
      <text:p text:style-name="Normal">fieldv2 &lt;- subset (field, select = -c(id, parent_id, field_number, field_label, field_type:option_group.fields))</text:p>
      <text:p text:style-name="Normal"/>
      <text:p text:style-name="Normal">### Rerives patient ansers to the survey for all surveys but in an untidy way</text:p>
      <text:p text:style-name="Normal">incomplete_info &lt;- GET(url = url, path = glue("api/study/{study_id}/data-point-collection/survey-instance"),</text:p>
      <text:p text:style-name="Normal"><text:s text:c="9"/>query = list(page_size = 5000),</text:p>
      <text:p text:style-name="Normal"><text:s text:c="9"/>config(token = token))</text:p>
      <text:p text:style-name="Normal">complete_untidy &lt;- fromJSON(content(incomplete_info, as = "text", encoding = "UTF-8"))$`_embedded`$items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# Seperates the updated on column to retain the date and delete the time</text:p>
      <text:p text:style-name="Normal">Hourss &lt;- format(as.POSIXct(strptime(complete_untidy$updated_on,"%Y-%m-%d %H:%M:%S",tz="")) ,format = "%H:%M:%S")</text:p>
      <text:p text:style-name="Normal">Datess &lt;- format(as.POSIXct(strptime(complete_untidy$updated_on,"%Y-%m-%d %H:%M:%S",tz="")) ,format = "%Y-%m-%d")</text:p>
      <text:p text:style-name="Normal">complete_untidy$Datess &lt;- Datess</text:p>
      <text:p text:style-name="Normal">complete_untidy$Hourss &lt;- Hourss</text:p>
      <text:p text:style-name="Normal">complete_untidy_deleted &lt;- subset (complete_untidy, select = -c(updated_on, Hourss))</text:p>
      <text:p text:style-name="Normal"/>
      <text:p text:style-name="Normal"># Merges the two dataframes by field id and deletes irelevent information</text:p>
      <text:p text:style-name="Normal">merged_dataframe = merge(complete_untidy_deleted, fieldv2, by= "field_id", all=TRUE)</text:p>
      <text:p text:style-name="Normal">merged_dataframev2 = merged_dataframe %&gt;% drop_na()</text:p>
      <text:p text:style-name="Normal">merged_dataframev3 &lt;- subset (merged_dataframev2, select = -field_id)</text:p>
      <text:p text:style-name="Normal"/>
      <text:p text:style-name="Normal"># Change it into a wider dataset for visibility</text:p>
      <text:p text:style-name="Normal">merged_dataframev4 &lt;- merged_dataframev3%&gt;%<text:s/></text:p>
      <text:p text:style-name="Normal"><text:s text:c="2"/>pivot_wider(values_from = field_value, names_from = field_variable_name)</text:p>
      <text:p text:style-name="Normal">view(merged_dataframev4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ylan Bearman</meta:initial-creator>
    <dc:creator>Dylan Bearman</dc:creator>
    <meta:creation-date>2021-09-22T10:26:00Z</meta:creation-date>
    <dc:date>2021-09-22T10:28:00Z</dc:date>
    <meta:template xlink:href="Normal" xlink:type="simple"/>
    <meta:editing-cycles>1</meta:editing-cycles>
    <meta:editing-duration>PT60S</meta:editing-duration>
    <meta:document-statistic meta:page-count="3" meta:paragraph-count="5" meta:word-count="382" meta:character-count="2555" meta:row-count="18" meta:non-whitespace-character-count="2178"/>
  </office:meta>
</office:document-meta>
</file>